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bbbbb" loext:opacity="100%" style:font-name="Consolas" fo:font-size="10.5pt" fo:font-weight="normal" fo:background-color="#262335"/>
    </style:style>
    <style:style style:name="P2" style:family="paragraph" style:parent-style-name="Standard">
      <style:text-properties fo:color="#bbbbbb" loext:opacity="100%" style:font-name="Consolas" fo:font-size="10.5pt" fo:font-weight="normal" officeooo:rsid="0020b912" officeooo:paragraph-rsid="0020b912" fo:background-color="#262335"/>
    </style:style>
    <style:style style:name="P3" style:family="paragraph" style:parent-style-name="Standard">
      <style:text-properties fo:color="#bbbbbb" loext:opacity="100%" style:font-name="Consolas" fo:font-size="10.5pt" fo:font-weight="normal" officeooo:rsid="00226349" officeooo:paragraph-rsid="00226349" fo:background-color="#262335"/>
    </style:style>
    <style:style style:name="P4" style:family="paragraph" style:parent-style-name="Standard">
      <style:text-properties fo:color="#bbbbbb" loext:opacity="100%" style:font-name="Consolas" fo:font-size="10.5pt" fo:font-weight="normal" officeooo:rsid="0022eead" officeooo:paragraph-rsid="0022eead" fo:background-color="#262335"/>
    </style:style>
    <style:style style:name="P5" style:family="paragraph" style:parent-style-name="Standard">
      <style:paragraph-properties style:line-height-at-least="0.503cm"/>
      <style:text-properties fo:color="#bbbbbb" loext:opacity="100%" fo:background-color="#262335"/>
    </style:style>
    <style:style style:name="P6" style:family="paragraph" style:parent-style-name="Standard">
      <style:paragraph-properties style:line-height-at-least="0.503cm"/>
      <style:text-properties fo:color="#bbbbbb" loext:opacity="100%" officeooo:paragraph-rsid="002a8719" fo:background-color="#262335"/>
    </style:style>
    <style:style style:name="P7" style:family="paragraph" style:parent-style-name="Standard">
      <style:paragraph-properties style:line-height-at-least="0.503cm"/>
      <style:text-properties fo:color="#bbbbbb" loext:opacity="100%" officeooo:rsid="00226349" officeooo:paragraph-rsid="002a8719" fo:background-color="#262335"/>
    </style:style>
    <style:style style:name="P8" style:family="paragraph" style:parent-style-name="Standard">
      <style:text-properties fo:color="#bbbbbb" loext:opacity="100%" officeooo:paragraph-rsid="002a8719" fo:background-color="#262335"/>
    </style:style>
    <style:style style:name="P9" style:family="paragraph" style:parent-style-name="Standard">
      <style:text-properties officeooo:rsid="0020b912" officeooo:paragraph-rsid="0020b912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215736" officeooo:paragraph-rsid="00215736"/>
    </style:style>
    <style:style style:name="P12" style:family="paragraph" style:parent-style-name="Standard">
      <style:text-properties officeooo:rsid="00226349" officeooo:paragraph-rsid="00226349"/>
    </style:style>
    <style:style style:name="P13" style:family="paragraph" style:parent-style-name="Standard">
      <style:text-properties officeooo:rsid="0022a9a3" officeooo:paragraph-rsid="0022a9a3"/>
    </style:style>
    <style:style style:name="P14" style:family="paragraph" style:parent-style-name="Standard">
      <style:text-properties officeooo:rsid="0022eead" officeooo:paragraph-rsid="0022eead"/>
    </style:style>
    <style:style style:name="P15" style:family="paragraph" style:parent-style-name="Standard">
      <style:paragraph-properties style:line-height-at-least="0.503cm"/>
      <style:text-properties fo:color="#ff7edb" loext:opacity="100%" style:font-name="Consolas" fo:font-size="10.5pt" fo:font-weight="normal" fo:background-color="#262335"/>
    </style:style>
    <style:style style:name="P16" style:family="paragraph" style:parent-style-name="Standard">
      <style:text-properties officeooo:rsid="002687f8" officeooo:paragraph-rsid="002687f8"/>
    </style:style>
    <style:style style:name="P17" style:family="paragraph" style:parent-style-name="Standard">
      <style:text-properties officeooo:rsid="0027e5d3" officeooo:paragraph-rsid="0027e5d3"/>
    </style:style>
    <style:style style:name="P18" style:family="paragraph" style:parent-style-name="Standard">
      <style:text-properties officeooo:rsid="002955ab" officeooo:paragraph-rsid="002955ab"/>
    </style:style>
    <style:style style:name="P19" style:family="paragraph" style:parent-style-name="Standard">
      <style:paragraph-properties fo:break-before="page"/>
      <style:text-properties officeooo:rsid="0022eead" officeooo:paragraph-rsid="0022eead"/>
    </style:style>
    <style:style style:name="P20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fede5d" loext:opacity="100%"/>
    </style:style>
    <style:style style:name="T2" style:family="text">
      <style:text-properties fo:color="#fede5d" loext:opacity="100%" style:font-name="Consolas" fo:font-size="10.5pt" fo:font-weight="normal"/>
    </style:style>
    <style:style style:name="T3" style:family="text">
      <style:text-properties fo:color="#fede5d" loext:opacity="100%" style:font-name="Consolas" fo:font-size="10.5pt" fo:font-weight="normal" officeooo:rsid="00226349"/>
    </style:style>
    <style:style style:name="T4" style:family="text">
      <style:text-properties fo:color="#ff7edb" loext:opacity="100%"/>
    </style:style>
    <style:style style:name="T5" style:family="text">
      <style:text-properties fo:color="#ff7edb" loext:opacity="100%" fo:font-style="italic"/>
    </style:style>
    <style:style style:name="T6" style:family="text">
      <style:text-properties fo:color="#ff7edb" loext:opacity="100%" style:font-name="Consolas" fo:font-size="10.5pt" fo:font-weight="normal"/>
    </style:style>
    <style:style style:name="T7" style:family="text">
      <style:text-properties fo:color="#ff7edb" loext:opacity="100%" style:font-name="Consolas" fo:font-size="10.5pt" fo:font-weight="normal" officeooo:rsid="002a8719"/>
    </style:style>
    <style:style style:name="T8" style:family="text">
      <style:text-properties fo:color="#ff7edb" loext:opacity="100%" style:font-name="Consolas" fo:font-size="10.5pt" fo:font-weight="normal" officeooo:rsid="00226349"/>
    </style:style>
    <style:style style:name="T9" style:family="text">
      <style:text-properties fo:color="#ff7edb" loext:opacity="100%" style:font-name="Consolas" fo:font-size="10.5pt" fo:font-style="italic" fo:font-weight="normal" officeooo:rsid="00226349"/>
    </style:style>
    <style:style style:name="T10" style:family="text">
      <style:text-properties fo:color="#36f9f6" loext:opacity="100%"/>
    </style:style>
    <style:style style:name="T11" style:family="text">
      <style:text-properties fo:color="#36f9f6" loext:opacity="100%" style:font-name="Consolas" fo:font-size="10.5pt" fo:font-weight="normal"/>
    </style:style>
    <style:style style:name="T12" style:family="text">
      <style:text-properties fo:color="#36f9f6" loext:opacity="100%" style:font-name="Consolas" fo:font-size="10.5pt" fo:font-weight="normal" officeooo:rsid="00226349"/>
    </style:style>
    <style:style style:name="T13" style:family="text">
      <style:text-properties fo:color="#ffffff" loext:opacity="100%"/>
    </style:style>
    <style:style style:name="T14" style:family="text">
      <style:text-properties fo:color="#ffffff" loext:opacity="100%" style:font-name="Consolas" fo:font-size="10.5pt" fo:font-weight="normal"/>
    </style:style>
    <style:style style:name="T15" style:family="text">
      <style:text-properties fo:color="#f97e72" loext:opacity="100%"/>
    </style:style>
    <style:style style:name="T16" style:family="text">
      <style:text-properties fo:color="#f97e72" loext:opacity="100%" style:font-name="Consolas" fo:font-size="10.5pt" fo:font-weight="normal"/>
    </style:style>
    <style:style style:name="T17" style:family="text">
      <style:text-properties officeooo:rsid="00241f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f</text:span><text:span text:style-name="T4"> </text:span><text:span text:style-name="T10">parcourir</text:span><text:span text:style-name="T4">(</text:span><text:span text:style-name="T5">l</text:span><text:span text:style-name="T4">,</text:span><text:span text:style-name="T5">x</text:span><text:span text:style-name="T4">):</text:span></text:p>
      <text:p text:style-name="P5"><text:span text:style-name="T4">    </text:span><text:span text:style-name="T2">return</text:span><text:span text:style-name="T6"> [(x,i) </text:span><text:span text:style-name="T2">for</text:span><text:span text:style-name="T6"> i,u </text:span><text:span text:style-name="T2">in</text:span><text:span text:style-name="T6"> </text:span><text:span text:style-name="T11">enumerate</text:span><text:span text:style-name="T6">(l) </text:span><text:span text:style-name="T2">if</text:span><text:span text:style-name="T6"> u </text:span><text:span text:style-name="T2">==</text:span><text:span text:style-name="T6"> x]</text:span></text:p>
      <text:p text:style-name="Standard"/>
      <text:p text:style-name="P9">c) O(n) = n</text:p>
      <text:p text:style-name="P9">2)</text:p>
      <text:p text:style-name="P2"><text:span text:style-name="T4">l</text:span><text:span text:style-name="T13">=</text:span><text:span text:style-name="T4">[</text:span><text:span text:style-name="T15">52</text:span><text:span text:style-name="T4">,</text:span><text:span text:style-name="T15">23</text:span><text:span text:style-name="T4">,</text:span><text:span text:style-name="T15">12</text:span><text:span text:style-name="T4">,</text:span><text:span text:style-name="T15">15</text:span><text:span text:style-name="T4">,</text:span><text:span text:style-name="T15">14</text:span><text:span text:style-name="T4">,</text:span><text:span text:style-name="T15">54</text:span><text:span text:style-name="T4">,</text:span><text:span text:style-name="T15">17</text:span><text:span text:style-name="T4">,</text:span><text:span text:style-name="T15">88</text:span><text:span text:style-name="T4">,</text:span><text:span text:style-name="T15">1</text:span><text:span text:style-name="T4">,</text:span><text:span text:style-name="T15">0</text:span><text:span text:style-name="T4">,</text:span><text:span text:style-name="T15">56</text:span><text:span text:style-name="T4">,</text:span><text:span text:style-name="T15">9</text:span><text:span text:style-name="T4">,</text:span><text:span text:style-name="T15">58</text:span><text:span text:style-name="T4">,</text:span><text:span text:style-name="T15">66</text:span><text:span text:style-name="T4">,</text:span><text:span text:style-name="T15">17</text:span><text:span text:style-name="T4">,</text:span><text:span text:style-name="T15">88</text:span><text:span text:style-name="T4">,</text:span><text:span text:style-name="T15">45</text:span><text:span text:style-name="T4">,</text:span><text:span text:style-name="T15">887</text:span><text:span text:style-name="T4">,</text:span><text:span text:style-name="T15">120</text:span><text:span text:style-name="T4">,</text:span><text:span text:style-name="T15">154</text:span><text:span text:style-name="T4">,</text:span><text:span text:style-name="T15">548</text:span><text:span text:style-name="T4">,</text:span><text:span text:style-name="T15">17</text:span><text:span text:style-name="T4">,</text:span><text:span text:style-name="T15">88</text:span><text:span text:style-name="T4">,</text:span><text:span text:style-name="T15">1</text:span><text:span text:style-name="T4">,</text:span><text:span text:style-name="T15">36</text:span><text:span text:style-name="T4">,</text:span><text:span text:style-name="T15">366</text:span><text:span text:style-name="T4">,</text:span><text:span text:style-name="T15">501</text:span><text:span text:style-name="T4">,</text:span><text:span text:style-name="T15">3</text:span><text:span text:style-name="T4">,</text:span><text:span text:style-name="T15">17</text:span><text:span text:style-name="T4">,</text:span><text:span text:style-name="T15">99</text:span><text:span text:style-name="T4">]</text:span></text:p>
      <text:p text:style-name="P1"><text:span text:style-name="T1">def</text:span><text:span text:style-name="T4"> </text:span><text:span text:style-name="T10">par</text:span><text:span text:style-name="T4">(</text:span><text:span text:style-name="T5">l</text:span><text:span text:style-name="T4">,</text:span><text:span text:style-name="T5">r</text:span><text:span text:style-name="T4">):</text:span></text:p>
      <text:p text:style-name="P5"><text:span text:style-name="T4">    </text:span><text:span text:style-name="T6">le </text:span><text:span text:style-name="T14">=</text:span><text:span text:style-name="T6"> </text:span><text:span text:style-name="T11">len</text:span><text:span text:style-name="T6">(r)</text:span></text:p>
      <text:p text:style-name="P5"><text:span text:style-name="T4">    </text:span><text:span text:style-name="T6">ret</text:span><text:span text:style-name="T14">=</text:span><text:span text:style-name="T6"> []</text:span></text:p>
      <text:p text:style-name="P5"><text:span text:style-name="T4">    </text:span><text:span text:style-name="T2">for</text:span><text:span text:style-name="T6"> i </text:span><text:span text:style-name="T2">in</text:span><text:span text:style-name="T6"> </text:span><text:span text:style-name="T11">range</text:span><text:span text:style-name="T6">(</text:span><text:span text:style-name="T11">len</text:span><text:span text:style-name="T6">(l)):</text:span></text:p>
      <text:p text:style-name="P5"><text:span text:style-name="T4">        </text:span><text:span text:style-name="T2">if</text:span><text:span text:style-name="T6"> l[i:i</text:span><text:span text:style-name="T2">+</text:span><text:span text:style-name="T6">le] </text:span><text:span text:style-name="T2">==</text:span><text:span text:style-name="T6"> r:</text:span></text:p>
      <text:p text:style-name="P5"><text:span text:style-name="T4">            </text:span><text:span text:style-name="T6">ret.</text:span><text:span text:style-name="T11">append</text:span><text:span text:style-name="T6">(i)</text:span></text:p>
      <text:p text:style-name="P5"><text:span text:style-name="T4">    </text:span><text:span text:style-name="T2">return</text:span><text:span text:style-name="T6"> ret</text:span></text:p>
      <text:p text:style-name="P10"/>
      <text:p text:style-name="P1"><text:span text:style-name="T10">print</text:span><text:span text:style-name="T4">(</text:span><text:span text:style-name="T10">par</text:span><text:span text:style-name="T4">(l,[</text:span><text:span text:style-name="T15">17</text:span><text:span text:style-name="T4">,</text:span><text:span text:style-name="T15">88</text:span><text:span text:style-name="T4">,</text:span><text:span text:style-name="T15">1</text:span><text:span text:style-name="T4">]))</text:span></text:p>
      <text:p text:style-name="P9"/>
      <text:p text:style-name="P11">c)O(n) = n</text:p>
      <text:p text:style-name="P11"/>
      <text:p text:style-name="P12">3)</text:p>
      <text:p text:style-name="P3"><text:span text:style-name="T1">def</text:span><text:span text:style-name="T4"> </text:span><text:span text:style-name="T10">par</text:span><text:span text:style-name="T4">(</text:span><text:span text:style-name="T5">l</text:span><text:span text:style-name="T4">):</text:span></text:p>
      <text:p text:style-name="P5"><text:span text:style-name="T4">    </text:span><text:span text:style-name="T2">return</text:span><text:span text:style-name="T6"> </text:span><text:span text:style-name="T11">len</text:span><text:span text:style-name="T6">([x </text:span><text:span text:style-name="T2">for</text:span><text:span text:style-name="T6"> x </text:span><text:span text:style-name="T2">in</text:span><text:span text:style-name="T6"> l </text:span><text:span text:style-name="T2">if</text:span><text:span text:style-name="T6"> x </text:span><text:span text:style-name="T2">%</text:span><text:span text:style-name="T6"> </text:span><text:span text:style-name="T16">2</text:span><text:span text:style-name="T6"> </text:span><text:span text:style-name="T2">!=</text:span><text:span text:style-name="T6"> </text:span><text:span text:style-name="T16">0</text:span><text:span text:style-name="T6">])</text:span></text:p>
      <text:p text:style-name="P12"/>
      <text:p text:style-name="P12">c) O(n) = n</text:p>
      <text:p text:style-name="P12"/>
      <text:p text:style-name="P12">4)</text:p>
      <text:p text:style-name="P3"><text:span text:style-name="T1">def</text:span><text:span text:style-name="T4"> </text:span><text:span text:style-name="T10">par</text:span><text:span text:style-name="T4">(</text:span><text:span text:style-name="T5">l</text:span><text:span text:style-name="T4">):</text:span></text:p>
      <text:p text:style-name="P5"><text:span text:style-name="T4">    </text:span><text:span text:style-name="T6">local_max </text:span><text:span text:style-name="T14">=</text:span><text:span text:style-name="T6"> l[</text:span><text:span text:style-name="T16">0</text:span><text:span text:style-name="T6">]</text:span></text:p>
      <text:p text:style-name="P5"><text:span text:style-name="T4">    </text:span><text:span text:style-name="T6">local_min </text:span><text:span text:style-name="T14">=</text:span><text:span text:style-name="T6"> l[</text:span><text:span text:style-name="T16">0</text:span><text:span text:style-name="T6">]</text:span></text:p>
      <text:p text:style-name="P10"/>
      <text:p text:style-name="P5"><text:span text:style-name="T4">    </text:span><text:span text:style-name="T2">for</text:span><text:span text:style-name="T6"> i </text:span><text:span text:style-name="T2">in</text:span><text:span text:style-name="T6"> </text:span><text:span text:style-name="T11">range</text:span><text:span text:style-name="T6">(</text:span><text:span text:style-name="T11">len</text:span><text:span text:style-name="T6">(l)):</text:span></text:p>
      <text:p text:style-name="P5"><text:span text:style-name="T4">        </text:span><text:span text:style-name="T2">if</text:span><text:span text:style-name="T6"> l[i] </text:span><text:span text:style-name="T2">&gt;</text:span><text:span text:style-name="T6"> local_max:</text:span></text:p>
      <text:p text:style-name="P5"><text:span text:style-name="T4">            </text:span><text:span text:style-name="T6">local_max </text:span><text:span text:style-name="T14">=</text:span><text:span text:style-name="T6"> l[i] </text:span></text:p>
      <text:p text:style-name="P5"><text:span text:style-name="T4">        </text:span><text:span text:style-name="T2">elif</text:span><text:span text:style-name="T6"> l[i] </text:span><text:span text:style-name="T2">&lt;</text:span><text:span text:style-name="T6"> local_min:</text:span></text:p>
      <text:p text:style-name="P5"><text:span text:style-name="T4">            </text:span><text:span text:style-name="T6">local_min </text:span><text:span text:style-name="T14">=</text:span><text:span text:style-name="T6"> l[i]</text:span></text:p>
      <text:p text:style-name="P5"><text:span text:style-name="T4">    </text:span><text:span text:style-name="T2">return</text:span><text:span text:style-name="T6"> (local_max,local_min)</text:span></text:p>
      <text:p text:style-name="P12"/>
      <text:p text:style-name="P13">c)O(n) = n</text:p>
      <text:p text:style-name="P13"/>
      <text:p text:style-name="P13">5)</text:p>
      <text:p text:style-name="P12"/>
      <text:p text:style-name="P3"><text:span text:style-name="T1">def</text:span><text:span text:style-name="T4"> </text:span><text:span text:style-name="T10">par</text:span><text:span text:style-name="T4">(</text:span><text:span text:style-name="T5">l</text:span><text:span text:style-name="T4">):</text:span></text:p>
      <text:p text:style-name="P5"><text:span text:style-name="T4">    </text:span><text:span text:style-name="T6">ret </text:span><text:span text:style-name="T14">=</text:span><text:span text:style-name="T6"> </text:span><text:span text:style-name="T16">0</text:span></text:p>
      <text:p text:style-name="P5"><text:span text:style-name="T4">    </text:span><text:span text:style-name="T2">for</text:span><text:span text:style-name="T6"> x </text:span><text:span text:style-name="T2">in</text:span><text:span text:style-name="T6"> l:</text:span></text:p>
      <text:p text:style-name="P5"><text:span text:style-name="T4">        </text:span><text:span text:style-name="T6">ret </text:span><text:span text:style-name="T14">=</text:span><text:span text:style-name="T6"> ret </text:span><text:span text:style-name="T2">+</text:span><text:span text:style-name="T6"> x</text:span></text:p>
      <text:p text:style-name="P5"><text:span text:style-name="T4">    </text:span><text:span text:style-name="T2">return</text:span><text:span text:style-name="T6"> ret</text:span><text:span text:style-name="T2">/</text:span><text:span text:style-name="T11">len</text:span><text:span text:style-name="T6">(l)</text:span></text:p>
      <text:p text:style-name="P12"/>
      <text:p text:style-name="P8"><text:span text:style-name="T3">def</text:span><text:span text:style-name="T8"> </text:span><text:span text:style-name="T12">par</text:span><text:span text:style-name="T8">(</text:span><text:span text:style-name="T9">l</text:span><text:span text:style-name="T8">):</text:span></text:p>
      <text:p text:style-name="P7"><text:span text:style-name="T4">    </text:span><text:span text:style-name="T2">return</text:span><text:span text:style-name="T6"> </text:span><text:span text:style-name="T7">sum(l)</text:span><text:span text:style-name="T2">/</text:span><text:span text:style-name="T11">len</text:span><text:span text:style-name="T6">(l)</text:span></text:p>
      <text:p text:style-name="P12"/>
      <text:p text:style-name="P14">c) O(n) = n</text:p>
      <text:p text:style-name="P14"/>
      <text:p text:style-name="P19"/>
      <text:p text:style-name="P14"><text:span text:style-name="T17">6)</text:span></text:p>
      <text:p text:style-name="P14"/>
      <text:p text:style-name="P4"><text:span text:style-name="T4">l</text:span><text:span text:style-name="T13">=</text:span><text:span text:style-name="T4">[</text:span><text:span text:style-name="T15">52</text:span><text:span text:style-name="T4">,</text:span><text:span text:style-name="T15">23</text:span><text:span text:style-name="T4">,</text:span><text:span text:style-name="T15">12</text:span><text:span text:style-name="T4">,</text:span><text:span text:style-name="T15">15</text:span><text:span text:style-name="T4">,</text:span><text:span text:style-name="T15">14</text:span><text:span text:style-name="T4">,</text:span><text:span text:style-name="T15">54</text:span><text:span text:style-name="T4">,</text:span><text:span text:style-name="T15">17</text:span><text:span text:style-name="T4">,</text:span><text:span text:style-name="T15">88</text:span><text:span text:style-name="T4">,</text:span><text:span text:style-name="T15">1</text:span><text:span text:style-name="T4">,</text:span><text:span text:style-name="T15">0</text:span><text:span text:style-name="T4">,</text:span><text:span text:style-name="T15">56</text:span><text:span text:style-name="T4">,</text:span><text:span text:style-name="T15">9</text:span><text:span text:style-name="T4">,</text:span><text:span text:style-name="T15">58</text:span><text:span text:style-name="T4">,</text:span><text:span text:style-name="T15">66</text:span><text:span text:style-name="T4">,</text:span><text:span text:style-name="T15">17</text:span><text:span text:style-name="T4">,</text:span><text:span text:style-name="T15">88</text:span><text:span text:style-name="T4">,</text:span><text:span text:style-name="T15">45</text:span><text:span text:style-name="T4">,</text:span><text:span text:style-name="T15">887</text:span><text:span text:style-name="T4">,</text:span><text:span text:style-name="T15">120</text:span><text:span text:style-name="T4">,</text:span><text:span text:style-name="T15">154</text:span><text:span text:style-name="T4">,</text:span><text:span text:style-name="T15">548</text:span><text:span text:style-name="T4">,</text:span><text:span text:style-name="T15">17</text:span><text:span text:style-name="T4">,</text:span><text:span text:style-name="T15">88</text:span><text:span text:style-name="T4">,</text:span><text:span text:style-name="T15">1</text:span><text:span text:style-name="T4">,</text:span><text:span text:style-name="T15">36</text:span><text:span text:style-name="T4">,</text:span><text:span text:style-name="T15">366</text:span><text:span text:style-name="T4">,</text:span><text:span text:style-name="T15">501</text:span><text:span text:style-name="T4">,</text:span><text:span text:style-name="T15">3</text:span><text:span text:style-name="T4">,</text:span><text:span text:style-name="T15">17</text:span><text:span text:style-name="T4">,</text:span><text:span text:style-name="T15">99</text:span><text:span text:style-name="T4">]</text:span></text:p>
      <text:p text:style-name="P10"/>
      <text:p text:style-name="P1"><text:span text:style-name="T1">def</text:span><text:span text:style-name="T4"> </text:span><text:span text:style-name="T10">par</text:span><text:span text:style-name="T4">(</text:span><text:span text:style-name="T5">l</text:span><text:span text:style-name="T4">,</text:span><text:span text:style-name="T1">*</text:span><text:span text:style-name="T5">args</text:span><text:span text:style-name="T4">):</text:span></text:p>
      <text:p text:style-name="P10"/>
      <text:p text:style-name="P5"><text:span text:style-name="T4">    </text:span><text:span text:style-name="T2">for</text:span><text:span text:style-name="T6"> x </text:span><text:span text:style-name="T2">in</text:span><text:span text:style-name="T6"> args:</text:span></text:p>
      <text:p text:style-name="P5"><text:span text:style-name="T4">        </text:span><text:span text:style-name="T2">for</text:span><text:span text:style-name="T6"> i </text:span><text:span text:style-name="T2">in</text:span><text:span text:style-name="T6"> </text:span><text:span text:style-name="T11">range</text:span><text:span text:style-name="T6">(</text:span><text:span text:style-name="T11">len</text:span><text:span text:style-name="T6">(l)):</text:span></text:p>
      <text:p text:style-name="P5"><text:span text:style-name="T4">            </text:span><text:span text:style-name="T2">if</text:span><text:span text:style-name="T6"> x[</text:span><text:span text:style-name="T16">0</text:span><text:span text:style-name="T6">](l[i]):</text:span></text:p>
      <text:p text:style-name="P5"><text:span text:style-name="T4">                </text:span><text:span text:style-name="T6">l[i] </text:span><text:span text:style-name="T14">=</text:span><text:span text:style-name="T6"> x[</text:span><text:span text:style-name="T16">1</text:span><text:span text:style-name="T6">](l[i])</text:span></text:p>
      <text:p text:style-name="P5"><text:span text:style-name="T4">    </text:span><text:span text:style-name="T2">return</text:span><text:span text:style-name="T6"> l</text:span></text:p>
      <text:p text:style-name="P20"/>
      <text:p text:style-name="P1"><text:span text:style-name="T10">print</text:span><text:span text:style-name="T4">(</text:span><text:span text:style-name="T10">par</text:span><text:span text:style-name="T4">(l</text:span></text:p>
      <text:p text:style-name="P1"><text:span text:style-name="T4">,(</text:span><text:span text:style-name="T1">lambda</text:span><text:span text:style-name="T4"> </text:span><text:span text:style-name="T5">x</text:span><text:span text:style-name="T4">: x </text:span><text:span text:style-name="T1">&lt;</text:span><text:span text:style-name="T4"> </text:span><text:span text:style-name="T15">20</text:span><text:span text:style-name="T4">,</text:span><text:span text:style-name="T1">lambda</text:span><text:span text:style-name="T4"> </text:span><text:span text:style-name="T5">x</text:span><text:span text:style-name="T4">: x</text:span><text:span text:style-name="T1">+</text:span><text:span text:style-name="T15">2</text:span><text:span text:style-name="T4">)</text:span></text:p>
      <text:p text:style-name="P1"><text:span text:style-name="T4">,(</text:span><text:span text:style-name="T1">lambda</text:span><text:span text:style-name="T4"> </text:span><text:span text:style-name="T5">x</text:span><text:span text:style-name="T4">: x </text:span><text:span text:style-name="T1">&gt;</text:span><text:span text:style-name="T4"> </text:span><text:span text:style-name="T15">21</text:span><text:span text:style-name="T4"> </text:span><text:span text:style-name="T1">and</text:span><text:span text:style-name="T4"> x </text:span><text:span text:style-name="T1">&lt;</text:span><text:span text:style-name="T4"> </text:span><text:span text:style-name="T15">500</text:span><text:span text:style-name="T4">,</text:span><text:span text:style-name="T1">lambda</text:span><text:span text:style-name="T4"> </text:span><text:span text:style-name="T5">x</text:span><text:span text:style-name="T4">: x</text:span><text:span text:style-name="T1">+</text:span><text:span text:style-name="T15">1</text:span><text:span text:style-name="T4">)</text:span></text:p>
      <text:p text:style-name="P1"><text:span text:style-name="T4">,(</text:span><text:span text:style-name="T1">lambda</text:span><text:span text:style-name="T4"> </text:span><text:span text:style-name="T5">x</text:span><text:span text:style-name="T4">: x </text:span><text:span text:style-name="T1">&gt;</text:span><text:span text:style-name="T4"> </text:span><text:span text:style-name="T15">500</text:span><text:span text:style-name="T4">,</text:span><text:span text:style-name="T1">lambda</text:span><text:span text:style-name="T4"> </text:span><text:span text:style-name="T5">x</text:span><text:span text:style-name="T4">: x</text:span><text:span text:style-name="T1">-</text:span><text:span text:style-name="T15">1</text:span><text:span text:style-name="T4">)</text:span></text:p>
      <text:p text:style-name="P15">))</text:p>
      <text:p text:style-name="P14"/>
      <text:p text:style-name="P16">c) non</text:p>
      <text:p text:style-name="P16"/>
      <text:p text:style-name="P17">iv)</text:p>
      <text:p text:style-name="P17"><text:s/></text:p>
      <text:p text:style-name="P17">le cas ideal d ‘un algoritme practique est O(n) = n ou encore mieux O(n) = log(n)</text:p>
      <text:p text:style-name="P17">mais le cas absolut est O(n) = 1 donc une suel opération</text:p>
      <text:p text:style-name="P17"/>
      <text:p text:style-name="P18">tous ses algorith sont O(n) = 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08:46:07.829000000</meta:creation-date>
    <meta:generator>LibreOffice/7.1.5.2$Windows_X86_64 LibreOffice_project/85f04e9f809797b8199d13c421bd8a2b025d52b5</meta:generator>
    <dc:date>2022-02-03T09:53:23.477000000</dc:date>
    <meta:editing-duration>PT27M43S</meta:editing-duration>
    <meta:editing-cycles>9</meta:editing-cycles>
    <meta:document-statistic meta:table-count="0" meta:image-count="0" meta:object-count="0" meta:page-count="2" meta:paragraph-count="57" meta:word-count="201" meta:character-count="1310" meta:non-whitespace-character-count="995"/>
  </office:meta>
</office:document-meta>
</file>